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swiss"/>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list-style-name="" style:master-page-name="Standard">
      <style:paragraph-properties fo:margin-top="0cm" fo:margin-bottom="0.353cm" fo:line-height="115%" style:page-number="auto"/>
      <style:text-properties style:font-name="Arial" fo:font-size="11pt" fo:language="none" fo:country="none" style:font-size-asian="11pt" style:font-size-complex="11pt"/>
    </style:style>
    <style:style style:name="P2" style:family="paragraph" style:parent-style-name="Standard" style:list-style-name="">
      <style:paragraph-properties fo:margin-top="0cm" fo:margin-bottom="0.353cm" fo:line-height="115%"/>
      <style:text-properties style:font-name="Arial" fo:font-size="11pt" fo:language="none" fo:country="none"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Q-1: ???????????? Ab und zu hatte ich kein Hinweis unter dem Password-Feld <text:s/>bekommen, wenn ich nach dem Aufruf des Login-Formulars sofort Login-Button angeklickt hatte. (Ich weiß nicht woran es liegt, aber heute bekam ich doch immer diesen Hinweis so, wie es sein sollte.)</text:p>
      <text:p text:style-name="P2">- SQ-2: Schreibfehler “Invalig" (anstatt “Invalid”) wurde beim WebSeitenanschauen entdeckt </text:p>
      <text:p text:style-name="P2">-SQ-3: Versuch zu prüfen, ob es berücksichtigt wurde, dass E-mail Adresse nicht <text:s/>aus <text:s/>einigen bestimmten Zeichen bestehen darf.</text:p>
      <text:p text:style-name="P2">SQ-4: Wollte ein Neues Gerät anlegen, habe den Formular ausgefüllt, aber noch nicht <text:s/>gespeichert und habe vom PC zum Telefonanruf abgelenkt. Als ich zurückgekommen habe, habe ich sofort den Logout-Befehl geklickt. Nur dann habe ich (zu spät) besonnen, <text:s/>dass ich die in den Formular eingegebene Daten nicht gespeichert hatte. Meiner Meinung nach, es wäre sinnvoll einen Hinweis (mit Abbruchmöglichkeit) beim Logout zu bekommen, um <text:s/>z.B in gegebenen Fall die Daten speichern zu können (bzw. sicherzustellen, dass ich die Speicherung durhgeführt habe), bevor sie beim Logout verloren gehen.</text:p>
      <text:p text:style-name="P2">SQ-5: Versuch sicherzustellen (bzw. zu prüfen), dass Logout-Befehl vorhanden und richtig fuktioniert.</text:p>
      <text:p text:style-name="P2">SQ-6: Analog zu SQ-1, habe ich bemerkt, dass beim “Forgot password”-Aufruf und beim sofortigen <text:s/>Anklicken <text:s/>des “Reset Password”-Button ohne Email-Eingabe ins entsprechenden Feld nichts passiert. Sollte eigentlich einen Hinweis “This field is required” erscheinen.</text:p>
      <text:p text:style-name="P2">SQ-7: Beim “Create an account” erscheint ein Formular, das sehr gross aber ohne Scrollleiste ist. Und es gibt keine Möglichkeit <text:s/>das ganze umschauen. (Eigentlich ist das auch einen Testfall. Diesen habe ich aber nicht gemacht, da ich nicht weiß, wie kann man Scrolling testen. Kannst du das in Protractor? Aber das ist eine andere Geschichte). Um Accounterstellung abzubrechen und zur Login-Seite zurückzukommen, muss eigentlich Rückkehr-Button (oder Link) vorhanden sein. Diesen sieht man aber im Formular nicht (vtl. wegen Scrolling oder gibt's den einfach nicht). Das wollte ich prüfen. Man kann alles in einem (SQ7) oder beide Teile (SQ-7A und SQ-7B) getrennt, unabhängig von einander testen.</text:p>
      <text:p text:style-name="P2"><text:tab/>SQ-7A (erste Unterteil von SQ-7): <text:s text:c="2"/>Vorhandensein des Buttons (o.Link) testen</text:p>
      <text:p text:style-name="P2"><text:tab/>SQ-7B (zweite Unterteil von SQ-7): Funktionsfähigkeit des Buttons/Link testen</text:p>
      <text:p text:style-name="P2">SQ-8: In 'Profil'- Formular gibt es Delete-Button. Funktionsfähigkeit des Buttons wollte ich <text:s/>prüfen.</text:p>
      <text:p text:style-name="P2">SQ-9: In Gerätehierarchie gibt es ein Papierkorb beim jeden Gerät. Sein Funktionsfähigkeit <text:s/>wollte ich <text:s/>prüfen. Auserdem musste auch geprüft werden das <text:soft-page-break/>Erscheinen der Hinweise, die zufällige ungewünschte Gerätelöschung vermeiden helfen und auch erfolgreiche <text:s/>Löschung bestätigen.</text:p>
      <text:p text:style-name="P2">SQ-9_1: Überprüfung, ob man das Gerätelöschen nach dem Papierkorb-Anklicken verwerfen <text:s/>kann</text:p>
      <text:p text:style-name="P2">SQ-10: Wenn Delete-Button in Profil'-Formular funktionsfähig ist (s. SQ-8), <text:s/>dann müssen unbedingt auch beim Profillöschen die Hinweise erscheinen, die zufällige ungewünschte Datenlöschung vermeiden helfen und auch erfolgreiche <text:s/>Datenlöschung bestäti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swiss"/>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Calibri" fo:font-size="12pt" fo:language="de" fo:country="DE" style:letter-kerning="true"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de" fo:country="DE" style:letter-kerning="true" style:font-name-asian="Calibri" style:font-size-asian="12pt" style:language-asian="de" style:country-asian="DE" style:font-name-complex="Calibri"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use-window-font-color="true" style:font-name="Arial" fo:font-size="14pt" fo:language="de" fo:country="DE" style:letter-kerning="true" style:font-name-asian="Mang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style:use-window-font-color="true" style:font-name="Calibri" fo:font-size="12pt" fo:language="de" fo:country="DE" style:letter-kerning="true" style:font-name-asian="Calibri" style:font-size-asian="12pt" style:language-asian="zh" style:country-asian="CN" style:font-name-complex="Calibri"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212cm" fo:margin-bottom="0.212cm" fo:hyphenation-ladder-count="no-limit"/>
      <style:text-properties style:use-window-font-color="true" style:font-name="Calibri" fo:font-size="12pt" fo:language="de" fo:country="DE" fo:font-style="italic" style:letter-kerning="true" style:font-name-asian="Mangal1" style:language-asian="zh" style:country-asian="CN" style:font-style-asian="italic" style:font-name-complex="Calibri"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Calibri" fo:font-size="12pt" fo:language="de" fo:country="DE" style:letter-kerning="true" style:font-name-asian="Mangal1" style:font-size-asian="12pt" style:language-asian="zh" style:country-asian="CN" style:font-name-complex="Calibri" fo:hyphenate="false" fo:hyphenation-remain-char-count="2" fo:hyphenation-push-char-count="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document-statistic meta:table-count="0" meta:image-count="0" meta:object-count="0" meta:page-count="2" meta:paragraph-count="13" meta:word-count="416" meta:character-count="3020"/>
    <dc:date>2016-03-20T00:22:13.75</dc:date>
    <meta:editing-duration>PT5M32S</meta:editing-duration>
    <meta:editing-cycles>1</meta:editing-cycles>
  </office:meta>
</office:document-meta>
</file>